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sv" fo:country="SE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ootstrap är det mest populära HTML, CSS och JavaScript för att utveckla lyhörda och mobila <text:s/>webbplatser. </text:p>
      <text:p text:style-name="Text_20_body">Bootstrap är helt gratis att ladda ner och använda!</text:p>
      <text:p text:style-name="Text_20_body"><text:a xlink:type="simple" xlink:href="http://getbootstrap.com/getting-started/" text:style-name="Internet_20_link" text:visited-style-name="Visited_20_Internet_20_Link">http://getbootstrap.com/getting-started/</text:a></text:p>
      <text:p text:style-name="Text_20_body"/>
      <text:p text:style-name="Standard"><text:span text:style-name="T1">Bygg på den grundläggande mallen ovan (</text:span><text:a xlink:type="simple" xlink:href="http://getbootstrap.com/getting-started/#template" text:style-name="Internet_20_link" text:visited-style-name="Visited_20_Internet_20_Link">http://getbootstrap.com/getting-started/#template</text:a><text:span text:style-name="T1">) med Bootstraps många komponenter. Vi uppmuntrar dig att anpassa Bootstrap för att passa dina individuella projektets behov. </text:span></text:p>
      <text:p text:style-name="Standard"><text:span text:style-name="T1"/></text:p>
      <text:p text:style-name="P1"><text:span text:style-name="T1">Carusel</text:span></text:p>
      <text:p text:style-name="P1">http://getbootstrap.com/examples/carousel/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53S</meta:editing-duration>
    <meta:editing-cycles>4</meta:editing-cycles>
    <meta:generator>OpenOffice/4.1.2$Win32 OpenOffice.org_project/412m3$Build-9782</meta:generator>
    <dc:date>2016-06-08T10:53:05.69</dc:date>
    <dc:creator>elev10 </dc:creator>
    <meta:document-statistic meta:table-count="0" meta:image-count="0" meta:object-count="0" meta:page-count="1" meta:paragraph-count="6" meta:word-count="52" meta:character-count="460"/>
    <meta:user-defined meta:name="Info 1"/>
    <meta:user-defined meta:name="Info 2"/>
    <meta:user-defined meta:name="Info 3"/>
    <meta:user-defined meta:name="Info 4"/>
  </office:meta>
</office:document-meta>
</file>